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1">Dashboard</text:span></text:p>
              </text:list-item>
              <text:list-item>
                <text:p><text:span text:style-name="T2">Add Edit student</text:span></text:p>
              </text:list-item>
              <text:list-item>
                <text:p>Reports</text:p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Alerts:</text:p>
                <text:list>
                  <text:list-item>
                    <text:p>Student needs testing</text:p>
                  </text:list-item>
                  <text:list-item>
                    <text:p>Make rpt card for student<text:tab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1">Add Edit student</text:span></text:p>
              </text:list-item>
              <text:list-item>
                <text:p>Reports</text:p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fName_________</text:p>
              </text:list-item>
              <text:list-item>
                <text:p>Lname_________</text:p>
              </text:list-item>
              <text:list-item>
                <text:p>DOB___________</text:p>
              </text:list-item>
              <text:list-item>
                <text:p>BeginDATE_____</text:p>
              </text:list-item>
              <text:list-item>
                <text:p>–---</text:p>
              </text:list-item>
              <text:list-item>
                <text:p>TestedDate______</text:p>
              </text:list-item>
              <text:list-item>
                <text:p>ScreenDate_____</text:p>
              </text:list-item>
              <text:list-item>
                <text:p>ReportCard______</text:p>
              </text:list-item>
              <text:list-item>
                <text:p>ExitDate________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</text:list-item>
              <text:list-item>
                <text:p>Untested students</text:p>
              </text:list-item>
              <text:list-item>
                <text:p>Unscreened students</text:p>
              </text:list-item>
              <text:list-item>
                <text:p>Report card (for st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Untested students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Unscreened students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eport card (for stu)</text:p>
                <text:list>
                  <text:list-item>
                    <text:p>Student 1 earned .5 credits on this dat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</text:list-item>
              <text:list-item>
                <text:p>Untested students</text:p>
              </text:list-item>
              <text:list-item>
                <text:p>Unscreened students</text:p>
              </text:list-item>
              <text:list-item>
                <text:p>Report card (for st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2">Reports</text:span></text:p>
              </text:list-item>
              <text:list-item>
                <text:p><text:span text:style-name="T1">Calendar</text:span>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July</text:p>
                <text:list>
                  <text:list-item>
                    <text:p>1 2 3 4 5 6 7</text:p>
                  </text:list-item>
                  <text:list-item>
                    <text:p>8 9 10 11 12 13 14</text:p>
                  </text:list-item>
                </text:list>
              </text:list-item>
              <text:list-item>
                <text:p>Excluded dates</text:p>
              </text:list-item>
              <text:list-item>
                <text:p>exclude a da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b schema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Student table</text:p>
                <text:list>
                  <text:list-item>
                    <text:p>Student id</text:p>
                  </text:list-item>
                  <text:list-item>
                    <text:p>First name</text:p>
                  </text:list-item>
                  <text:list-item>
                    <text:p>Last name</text:p>
                  </text:list-item>
                  <text:list-item>
                    <text:p>Dob</text:p>
                  </text:list-item>
                  <text:list-item>
                    <text:p>Begin date</text:p>
                  </text:list-item>
                  <text:list-item>
                    <text:p>Tested date</text:p>
                  </text:list-item>
                  <text:list-item>
                    <text:p>Screened date</text:p>
                  </text:list-item>
                  <text:list-item>
                    <text:p>Report card date</text:p>
                  </text:list-item>
                  <text:list-item>
                    <text:p>Exit date<text:tab/>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Date tbl</text:p>
                <text:list>
                  <text:list-item>
                    <text:p>Non school 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0:11:15.132511789</meta:creation-date>
    <dc:date>2014-06-24T11:19:56.201819572</dc:date>
    <meta:editing-duration>PT20M20S</meta:editing-duration>
    <meta:editing-cycles>1</meta:editing-cycles>
    <meta:document-statistic meta:object-count="71"/>
    <meta:generator>LibreOffice/4.1.2.3$Linux_x86 LibreOffice_project/410m0$Build-3</meta:generator>
  </office:meta>
</office:document-meta>
</file>